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 Light1" svg:font-family="'Calibri Light'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9in" fo:margin-top="0in" fo:margin-bottom="0in" style:page-number="auto" table:align="margins" style:shadow="none" style:writing-mode="lr-tb"/>
    </style:style>
    <style:style style:name="Table1.A" style:family="table-column">
      <style:table-column-properties style:column-width="1.6299in" style:rel-column-width="2347*"/>
    </style:style>
    <style:style style:name="Table1.C" style:family="table-column">
      <style:table-column-properties style:column-width="0.6903in" style:rel-column-width="994*"/>
    </style:style>
    <style:style style:name="Table1.D" style:family="table-column">
      <style:table-column-properties style:column-width="1.1in" style:rel-column-width="1584*"/>
    </style:style>
    <style:style style:name="Table1.1" style:family="table-row">
      <style:table-row-properties style:min-row-height="0.2188in" fo:keep-together="auto"/>
    </style:style>
    <style:style style:name="Table1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1.D1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1.E1" style:family="table-cell">
      <style:table-cell-properties style:vertical-align="bottom"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1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.E2" style:family="table-cell">
      <style:table-cell-properties style:vertical-align="bottom" fo:background-color="#ffffff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" style:family="table" style:master-page-name="Standard">
      <style:table-properties style:width="9in" fo:margin-top="0in" fo:margin-bottom="0in" style:page-number="auto" table:align="margins" style:shadow="none" style:writing-mode="lr-tb"/>
    </style:style>
    <style:style style:name="Table2.A" style:family="table-column">
      <style:table-column-properties style:column-width="1.6299in" style:rel-column-width="2347*"/>
    </style:style>
    <style:style style:name="Table2.C" style:family="table-column">
      <style:table-column-properties style:column-width="0.6903in" style:rel-column-width="994*"/>
    </style:style>
    <style:style style:name="Table2.D" style:family="table-column">
      <style:table-column-properties style:column-width="1.1in" style:rel-column-width="1584*"/>
    </style:style>
    <style:style style:name="Table2.1" style:family="table-row">
      <style:table-row-properties style:min-row-height="0.2188in" fo:keep-together="auto"/>
    </style:style>
    <style:style style:name="Table2.A1" style:family="table-cell">
      <style:table-cell-properties style:vertical-align="bottom"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.D1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0.5pt solid #00000a" fo:border-bottom="0.5pt solid #00000a">
        <style:background-image/>
      </style:table-cell-properties>
    </style:style>
    <style:style style:name="Table2.E1" style:family="table-cell">
      <style:table-cell-properties style:vertical-align="bottom" fo:background-color="#ffffff" fo:padding-left="0.075in" fo:padding-right="0.075in" fo:padding-top="0in" fo:padding-bottom="0in" fo:border-left="0.5pt solid #00000a" fo:border-right="none" fo:border-top="0.5pt solid #00000a" fo:border-bottom="0.5pt solid #00000a">
        <style:background-image/>
      </style:table-cell-properties>
    </style:style>
    <style:style style:name="Table2.A2" style:family="table-cell">
      <style:table-cell-properties style:vertical-align="bottom"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2.E2" style:family="table-cell">
      <style:table-cell-properties style:vertical-align="bottom" fo:background-color="#ffffff" fo:padding-left="0.075in" fo:padding-right="0.075in" fo:padding-top="0in" fo:padding-bottom="0in" fo:border-left="0.5pt solid #00000a" fo:border-right="none" fo:border-top="none" fo:border-bottom="0.5pt solid #00000a">
        <style:background-image/>
      </style:table-cell-properties>
    </style:style>
    <style:style style:name="Table2.D7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none" fo:border-bottom="0.5pt solid #00000a">
        <style:background-image/>
      </style:table-cell-properties>
    </style:style>
    <style:style style:name="P1" style:family="paragraph" style:parent-style-name="Standard">
      <style:text-properties officeooo:paragraph-rsid="000409ab"/>
    </style:style>
    <style:style style:name="P2" style:family="paragraph" style:parent-style-name="Standard">
      <style:paragraph-properties fo:margin-top="0in" fo:margin-bottom="0in" loext:contextual-spacing="false" fo:line-height="100%"/>
      <style:text-properties style:font-name="Calibri Light" fo:font-size="11pt" style:font-size-asian="11pt" style:font-size-complex="11pt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style:font-name="Calibri Light" fo:font-size="11pt" officeooo:paragraph-rsid="00032502" style:font-size-asian="11pt" style:font-size-complex="11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Calibri Light" fo:font-size="11pt" officeooo:paragraph-rsid="000409ab" style:font-size-asian="11pt" style:font-size-complex="11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Calibri Light" fo:font-size="11pt" officeooo:rsid="00004896" officeooo:paragraph-rsid="00004896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Calibri Light" fo:font-size="11pt" officeooo:rsid="00004896" officeooo:paragraph-rsid="000409ab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 Light" fo:font-size="12pt" style:font-size-asian="12pt" style:font-size-complex="12pt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 Light" fo:font-size="12pt" officeooo:paragraph-rsid="000409ab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 Light" fo:font-size="12pt" officeooo:rsid="00004896" officeooo:paragraph-rsid="00004896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 Light" fo:font-size="12pt" officeooo:rsid="00004896" officeooo:paragraph-rsid="000409ab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 Light" fo:font-size="12pt" officeooo:rsid="000409ab" officeooo:paragraph-rsid="000409ab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1" fo:font-size="12pt" fo:font-style="normal" fo:font-weight="bold" officeooo:paragraph-rsid="000409ab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1" fo:font-size="12pt" fo:font-style="normal" fo:font-weight="bold" officeooo:rsid="000289e6" officeooo:paragraph-rsid="000289e6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1" fo:font-size="12pt" fo:font-style="normal" fo:font-weight="bold" officeooo:rsid="000289e6" officeooo:paragraph-rsid="000409a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master-page-name="Standard">
      <style:paragraph-properties style:page-number="auto"/>
      <style:text-properties officeooo:paragraph-rsid="000409ab"/>
    </style:style>
    <style:style style:name="P17" style:family="paragraph" style:parent-style-name="Header">
      <style:paragraph-properties fo:text-align="center" style:justify-single-word="false"/>
      <style:text-properties fo:font-size="14pt" fo:font-weight="bold" officeooo:rsid="00032502" officeooo:paragraph-rsid="00032502" style:font-size-asian="14pt" style:font-weight-asian="bold" style:font-size-complex="14pt" style:font-weight-complex="bold"/>
    </style:style>
    <style:style style:name="T1" style:family="text">
      <style:text-properties fo:color="#000000" style:font-name-asian="Times New Roman" style:font-name-complex="Times New Roman"/>
    </style:style>
    <style:style style:name="T2" style:family="text">
      <style:text-properties fo:color="#000000" officeooo:rsid="00004896" style:font-name-asian="Times New Roman" style:font-name-complex="Times New Roman"/>
    </style:style>
    <style:style style:name="T3" style:family="text">
      <style:text-properties fo:color="#000000" officeooo:rsid="00032502" style:font-name-asian="Times New Roman" style:font-name-complex="Times New Roman"/>
    </style:style>
    <style:style style:name="T4" style:family="text">
      <style:text-properties fo:font-size="12pt" fo:font-style="italic" fo:font-weight="normal" officeooo:rsid="000471da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fo:font-weight="normal" officeooo:rsid="000471da" style:font-style-asian="italic" style:font-weight-asian="normal" style:font-style-complex="italic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dde-connection-decls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12"><text:span text:style-name="T2">Verbal Cue</text:span></text:p>
          </table:table-cell>
          <table:table-cell table:style-name="Table1.A1" office:value-type="string">
            <text:p text:style-name="P12"><text:span text:style-name="T1">Penalty Class</text:span></text:p>
          </table:table-cell>
          <table:table-cell table:style-name="Table1.A1" office:value-type="string">
            <text:p text:style-name="P12"><text:span text:style-name="T1">Code</text:span></text:p>
          </table:table-cell>
          <table:table-cell table:style-name="Table1.D1" table:number-rows-spanned="24" office:value-type="string">
            <text:p text:style-name="P14"/>
          </table:table-cell>
          <table:table-cell table:style-name="Table1.E1" office:value-type="string">
            <text:p text:style-name="P14">Verbal Cue</text:p>
          </table:table-cell>
          <table:table-cell table:style-name="Table1.E1" office:value-type="string">
            <text:p text:style-name="P14">Penalty Class</text:p>
          </table:table-cell>
          <table:table-cell table:style-name="Table1.A1" office:value-type="string">
            <text:p text:style-name="P14">Code</text:p>
          </table:table-cell>
        </table:table-row>
        <table:table-row table:style-name="Table1.1">
          <table:table-cell table:style-name="Table1.A2" office:value-type="string">
            <text:p text:style-name="P2"><text:span text:style-name="T1">Back Block</text:span></text:p>
          </table:table-cell>
          <table:table-cell table:style-name="Table1.A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B</text:span></text:p>
          </table:table-cell>
          <table:covered-table-cell/>
          <table:table-cell table:style-name="Table1.E2" office:value-type="string">
            <text:p text:style-name="P2"><text:span text:style-name="T1">Illegal Return</text:span></text:p>
          </table:table-cell>
          <table:table-cell table:style-name="Table1.E2" office:value-type="string">
            <text:p text:style-name="P2"><text:span text:style-name="T1">Out of Play</text:span></text:p>
          </table:table-cell>
          <table:table-cell table:style-name="Table1.A2" office:value-type="string">
            <text:p text:style-name="P7"><text:span text:style-name="T1">P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Bench Staff Violation</text:span></text:p>
          </table:table-cell>
          <table:table-cell table:style-name="Table1.A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  <table:covered-table-cell/>
          <table:table-cell table:style-name="Table1.E2" office:value-type="string">
            <text:p text:style-name="P2"><text:span text:style-name="T1">Insubordination</text:span></text:p>
          </table:table-cell>
          <table:table-cell table:style-name="Table1.E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N</text:span></text:p>
          </table:table-cell>
        </table:table-row>
        <table:table-row table:style-name="Table1.1">
          <table:table-cell table:style-name="Table1.A2" office:value-type="string">
            <text:p text:style-name="P5">Blocking While Down</text:p>
          </table:table-cell>
          <table:table-cell table:style-name="Table1.A2" office:value-type="string">
            <text:p text:style-name="P5">Misconduct</text:p>
          </table:table-cell>
          <table:table-cell table:style-name="Table1.A2" office:value-type="string">
            <text:p text:style-name="P11">G</text:p>
          </table:table-cell>
          <table:covered-table-cell/>
          <table:table-cell table:style-name="Table1.E2" office:value-type="string">
            <text:p text:style-name="P2"><text:span text:style-name="T1">Interference</text:span></text:p>
          </table:table-cell>
          <table:table-cell table:style-name="Table1.E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bookmark text:name="_GoBack11"/><text:span text:style-name="T1">I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Blocking with the Head</text:span></text:p>
          </table:table-cell>
          <table:table-cell table:style-name="Table1.A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H</text:span></text:p>
          </table:table-cell>
          <table:covered-table-cell/>
          <table:table-cell table:style-name="Table1.E2" office:value-type="string">
            <text:p text:style-name="P5">Late Hit</text:p>
          </table:table-cell>
          <table:table-cell table:style-name="Table1.E2" office:value-type="string">
            <text:p text:style-name="P5">Misconduct</text:p>
          </table:table-cell>
          <table:table-cell table:style-name="Table1.A2" office:value-type="string">
            <text:p text:style-name="P9">G</text:p>
          </table:table-cell>
        </table:table-row>
        <table:table-row table:style-name="Table1.1">
          <table:table-cell table:style-name="Table1.A2" office:value-type="string">
            <text:p text:style-name="P5">Charging</text:p>
          </table:table-cell>
          <table:table-cell table:style-name="Table1.A2" office:value-type="string">
            <text:p text:style-name="P5">Misconduct</text:p>
          </table:table-cell>
          <table:table-cell table:style-name="Table1.A2" office:value-type="string">
            <text:p text:style-name="P9">G</text:p>
          </table:table-cell>
          <table:covered-table-cell/>
          <table:table-cell table:style-name="Table1.E2" office:value-type="string">
            <text:p text:style-name="P5">Leaping Contact</text:p>
          </table:table-cell>
          <table:table-cell table:style-name="Table1.E2" office:value-type="string">
            <text:p text:style-name="P5">Misconduct</text:p>
          </table:table-cell>
          <table:table-cell table:style-name="Table1.A2" office:value-type="string">
            <text:p text:style-name="P9">G</text:p>
          </table:table-cell>
        </table:table-row>
        <table:table-row table:style-name="Table1.1">
          <table:table-cell table:style-name="Table1.A2" office:value-type="string">
            <text:p text:style-name="P2"><text:span text:style-name="T1">Clockwise Assist</text:span></text:p>
          </table:table-cell>
          <table:table-cell table:style-name="Table1.A2" office:value-type="string">
            <text:p text:style-name="P2"><text:span text:style-name="T1">Direction of Gameplay</text:span></text:p>
          </table:table-cell>
          <table:table-cell table:style-name="Table1.A2" office:value-type="string">
            <text:p text:style-name="P7"><text:span text:style-name="T1">C</text:span></text:p>
          </table:table-cell>
          <table:covered-table-cell/>
          <table:table-cell table:style-name="Table1.E2" office:value-type="string">
            <text:p text:style-name="P2"><text:span text:style-name="T2">Low Block</text:span></text:p>
          </table:table-cell>
          <table:table-cell table:style-name="Table1.E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L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Clockwise Block</text:span></text:p>
          </table:table-cell>
          <table:table-cell table:style-name="Table1.A2" office:value-type="string">
            <text:p text:style-name="P2"><text:span text:style-name="T1">Direction of Gameplay</text:span></text:p>
          </table:table-cell>
          <table:table-cell table:style-name="Table1.A2" office:value-type="string">
            <text:p text:style-name="P7"><text:span text:style-name="T1">C</text:span></text:p>
          </table:table-cell>
          <table:covered-table-cell/>
          <table:table-cell table:style-name="Table1.E2" office:value-type="string">
            <text:p text:style-name="P2"><text:span text:style-name="T1">Multi-Player Block</text:span></text:p>
          </table:table-cell>
          <table:table-cell table:style-name="Table1.E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M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Cutting</text:span></text:p>
          </table:table-cell>
          <table:table-cell table:style-name="Table1.A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X</text:span></text:p>
          </table:table-cell>
          <table:covered-table-cell/>
          <table:table-cell table:style-name="Table1.E2" office:value-type="string">
            <text:p text:style-name="P2"><text:span text:style-name="T1">Out of Bounds Assist</text:span></text:p>
          </table:table-cell>
          <table:table-cell table:style-name="Table1.E2" office:value-type="string">
            <text:p text:style-name="P2"><text:span text:style-name="T1">Out of Bounds</text:span></text:p>
          </table:table-cell>
          <table:table-cell table:style-name="Table1.A2" office:value-type="string">
            <text:p text:style-name="P7"><text:span text:style-name="T1">O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Delay of Game</text:span></text:p>
          </table:table-cell>
          <table:table-cell table:style-name="Table1.A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Z</text:span></text:p>
          </table:table-cell>
          <table:covered-table-cell/>
          <table:table-cell table:style-name="Table1.E2" office:value-type="string">
            <text:p text:style-name="P2"><text:span text:style-name="T1">Out of Bounds Block</text:span></text:p>
          </table:table-cell>
          <table:table-cell table:style-name="Table1.E2" office:value-type="string">
            <text:p text:style-name="P2"><text:span text:style-name="T1">Out of Bounds</text:span></text:p>
          </table:table-cell>
          <table:table-cell table:style-name="Table1.A2" office:value-type="string">
            <text:p text:style-name="P7"><text:span text:style-name="T1">O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Destroying the Pack</text:span></text:p>
          </table:table-cell>
          <table:table-cell table:style-name="Table1.A2" office:value-type="string">
            <text:p text:style-name="P2"><text:span text:style-name="T1">Out of Play</text:span></text:p>
          </table:table-cell>
          <table:table-cell table:style-name="Table1.A2" office:value-type="string">
            <text:p text:style-name="P7"><text:span text:style-name="T1">P</text:span></text:p>
          </table:table-cell>
          <table:covered-table-cell/>
          <table:table-cell table:style-name="Table1.E2" office:value-type="string">
            <text:p text:style-name="P2"><text:span text:style-name="T1">Out of Play Assist</text:span></text:p>
          </table:table-cell>
          <table:table-cell table:style-name="Table1.E2" office:value-type="string">
            <text:p text:style-name="P2"><text:span text:style-name="T1">Out of Play</text:span></text:p>
          </table:table-cell>
          <table:table-cell table:style-name="Table1.A2" office:value-type="string">
            <text:p text:style-name="P7"><text:span text:style-name="T1">P</text:span></text:p>
          </table:table-cell>
        </table:table-row>
        <table:table-row table:style-name="Table1.1">
          <table:table-cell table:style-name="Table1.A2" office:value-type="string">
            <text:p text:style-name="P5">Early Hit</text:p>
          </table:table-cell>
          <table:table-cell table:style-name="Table1.A2" office:value-type="string">
            <text:p text:style-name="P5">Misconduct</text:p>
          </table:table-cell>
          <table:table-cell table:style-name="Table1.A2" office:value-type="string">
            <text:p text:style-name="P9">G</text:p>
          </table:table-cell>
          <table:covered-table-cell/>
          <table:table-cell table:style-name="Table1.E2" office:value-type="string">
            <text:p text:style-name="P2"><text:span text:style-name="T1">Out of Play Block</text:span></text:p>
          </table:table-cell>
          <table:table-cell table:style-name="Table1.E2" office:value-type="string">
            <text:p text:style-name="P2"><text:span text:style-name="T1">Out of Play</text:span></text:p>
          </table:table-cell>
          <table:table-cell table:style-name="Table1.A2" office:value-type="string">
            <text:p text:style-name="P7"><text:span text:style-name="T1">P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Elbows</text:span></text:p>
          </table:table-cell>
          <table:table-cell table:style-name="Table1.A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E</text:span></text:p>
          </table:table-cell>
          <table:covered-table-cell/>
          <table:table-cell table:style-name="Table1.E2" office:value-type="string">
            <text:p text:style-name="P2"><text:span text:style-name="T1">Penalty Box Violation</text:span></text:p>
          </table:table-cell>
          <table:table-cell table:style-name="Table1.E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</table:table-row>
        <table:table-row table:style-name="Table1.1">
          <table:table-cell table:style-name="Table1.A2" office:value-type="string">
            <text:p text:style-name="P5">Embellishment</text:p>
          </table:table-cell>
          <table:table-cell table:style-name="Table1.A2" office:value-type="string">
            <text:p text:style-name="P5">Misconduct</text:p>
          </table:table-cell>
          <table:table-cell table:style-name="Table1.A2" office:value-type="string">
            <text:p text:style-name="P9">G</text:p>
          </table:table-cell>
          <table:covered-table-cell/>
          <table:table-cell table:style-name="Table1.E2" office:value-type="string">
            <text:p text:style-name="P5">Reckless Entry</text:p>
          </table:table-cell>
          <table:table-cell table:style-name="Table1.E2" office:value-type="string">
            <text:p text:style-name="P5">Misconduct</text:p>
          </table:table-cell>
          <table:table-cell table:style-name="Table1.A2" office:value-type="string">
            <text:p text:style-name="P9">G</text:p>
          </table:table-cell>
        </table:table-row>
        <table:table-row table:style-name="Table1.1">
          <table:table-cell table:style-name="Table1.A2" office:value-type="string">
            <text:p text:style-name="P2"><text:span text:style-name="T1">Equipment Violation</text:span></text:p>
          </table:table-cell>
          <table:table-cell table:style-name="Table1.A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  <table:covered-table-cell/>
          <table:table-cell table:style-name="Table1.E2" office:value-type="string">
            <text:p text:style-name="P2"><text:span text:style-name="T1">Skating Out of Bounds</text:span></text:p>
          </table:table-cell>
          <table:table-cell table:style-name="Table1.E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S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Failure to Reform</text:span></text:p>
          </table:table-cell>
          <table:table-cell table:style-name="Table1.A2" office:value-type="string">
            <text:p text:style-name="P2"><text:span text:style-name="T1">Out of Play</text:span></text:p>
          </table:table-cell>
          <table:table-cell table:style-name="Table1.A2" office:value-type="string">
            <text:p text:style-name="P7"><text:span text:style-name="T1">P</text:span></text:p>
          </table:table-cell>
          <table:covered-table-cell/>
          <table:table-cell table:style-name="Table1.E2" office:value-type="string">
            <text:p text:style-name="P2"><text:span text:style-name="T1">Stalling</text:span></text:p>
          </table:table-cell>
          <table:table-cell table:style-name="Table1.E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Failure to Return</text:span></text:p>
          </table:table-cell>
          <table:table-cell table:style-name="Table1.A2" office:value-type="string">
            <text:p text:style-name="P2"><text:span text:style-name="T1">Out of Play</text:span></text:p>
          </table:table-cell>
          <table:table-cell table:style-name="Table1.A2" office:value-type="string">
            <text:p text:style-name="P7"><text:span text:style-name="T1">P</text:span></text:p>
          </table:table-cell>
          <table:covered-table-cell/>
          <table:table-cell table:style-name="Table1.E2" office:value-type="string">
            <text:p text:style-name="P5">Star Pass Interference</text:p>
          </table:table-cell>
          <table:table-cell table:style-name="Table1.E2" office:value-type="string">
            <text:p text:style-name="P5">Illegal Procedure</text:p>
          </table:table-cell>
          <table:table-cell table:style-name="Table1.A2" office:value-type="string">
            <text:p text:style-name="P9">I</text:p>
          </table:table-cell>
        </table:table-row>
        <table:table-row table:style-name="Table1.1">
          <table:table-cell table:style-name="Table1.A2" office:value-type="string">
            <text:p text:style-name="P2"><text:span text:style-name="T1">Failure to Yield</text:span></text:p>
          </table:table-cell>
          <table:table-cell table:style-name="Table1.A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  <table:covered-table-cell/>
          <table:table-cell table:style-name="Table1.E2" office:value-type="string">
            <text:p text:style-name="P2"><text:span text:style-name="T1">Star Pass Violation</text:span></text:p>
          </table:table-cell>
          <table:table-cell table:style-name="Table1.E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2">Forearms</text:span></text:p>
          </table:table-cell>
          <table:table-cell table:style-name="Table1.A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F</text:span></text:p>
          </table:table-cell>
          <table:covered-table-cell/>
          <table:table-cell table:style-name="Table1.E2" office:value-type="string">
            <text:p text:style-name="P2"><text:span text:style-name="T1">Stopped Assist</text:span></text:p>
          </table:table-cell>
          <table:table-cell table:style-name="Table1.E2" office:value-type="string">
            <text:p text:style-name="P2"><text:span text:style-name="T1">Direction of Gameplay</text:span></text:p>
          </table:table-cell>
          <table:table-cell table:style-name="Table1.A2" office:value-type="string">
            <text:p text:style-name="P7"><text:span text:style-name="T1">C</text:span></text:p>
          </table:table-cell>
        </table:table-row>
        <table:table-row table:style-name="Table1.1">
          <table:table-cell table:style-name="Table1.A2" office:value-type="string">
            <text:p text:style-name="P5">Game Interference</text:p>
          </table:table-cell>
          <table:table-cell table:style-name="Table1.A2" office:value-type="string">
            <text:p text:style-name="P5">Illegal Procedure</text:p>
          </table:table-cell>
          <table:table-cell table:style-name="Table1.A2" office:value-type="string">
            <text:p text:style-name="P9">I</text:p>
          </table:table-cell>
          <table:covered-table-cell/>
          <table:table-cell table:style-name="Table1.E2" office:value-type="string">
            <text:p text:style-name="P2"><text:span text:style-name="T1">Stopped Block</text:span></text:p>
          </table:table-cell>
          <table:table-cell table:style-name="Table1.E2" office:value-type="string">
            <text:p text:style-name="P2"><text:span text:style-name="T1">Direction of Gameplay</text:span></text:p>
          </table:table-cell>
          <table:table-cell table:style-name="Table1.A2" office:value-type="string">
            <text:p text:style-name="P7"><text:span text:style-name="T1">C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High Block</text:span></text:p>
          </table:table-cell>
          <table:table-cell table:style-name="Table1.A2" office:value-type="string">
            <text:p text:style-name="P2"><text:span text:style-name="T1"> </text:span></text:p>
          </table:table-cell>
          <table:table-cell table:style-name="Table1.A2" office:value-type="string">
            <text:p text:style-name="P7"><text:span text:style-name="T1">A</text:span></text:p>
          </table:table-cell>
          <table:covered-table-cell/>
          <table:table-cell table:style-name="Table1.E2" office:value-type="string">
            <text:p text:style-name="P2"><text:span text:style-name="T1">Too Many Skaters</text:span></text:p>
          </table:table-cell>
          <table:table-cell table:style-name="Table1.E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Illegal Call-Off</text:span></text:p>
          </table:table-cell>
          <table:table-cell table:style-name="Table1.A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  <table:covered-table-cell/>
          <table:table-cell table:style-name="Table1.E2" office:value-type="string">
            <text:p text:style-name="P2"><text:span text:style-name="T1">Uniform Violation</text:span></text:p>
          </table:table-cell>
          <table:table-cell table:style-name="Table1.E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</table:table-row>
        <table:table-row table:style-name="Table1.1">
          <table:table-cell table:style-name="Table1.A2" office:value-type="string">
            <text:p text:style-name="P2"><text:span text:style-name="T1">Illegal Positioning</text:span></text:p>
          </table:table-cell>
          <table:table-cell table:style-name="Table1.A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  <table:covered-table-cell/>
          <table:table-cell table:style-name="Table1.E2" office:value-type="string">
            <text:p text:style-name="P5">Unsporting Conduct</text:p>
          </table:table-cell>
          <table:table-cell table:style-name="Table1.E2" office:value-type="string">
            <text:p text:style-name="P5">Misconduct</text:p>
          </table:table-cell>
          <table:table-cell table:style-name="Table1.A2" office:value-type="string">
            <text:p text:style-name="P9">G</text:p>
          </table:table-cell>
        </table:table-row>
        <table:table-row table:style-name="Table1.1">
          <table:table-cell table:style-name="Table1.A2" office:value-type="string">
            <text:p text:style-name="P2"><text:span text:style-name="T1">Illegal Re-entry</text:span></text:p>
          </table:table-cell>
          <table:table-cell table:style-name="Table1.A2" office:value-type="string">
            <text:p text:style-name="P2"><text:span text:style-name="T1">Illegal Procedure</text:span></text:p>
          </table:table-cell>
          <table:table-cell table:style-name="Table1.A2" office:value-type="string">
            <text:p text:style-name="P7"><text:span text:style-name="T1">I</text:span></text:p>
          </table:table-cell>
          <table:covered-table-cell/>
          <table:table-cell table:style-name="Table1.E2" office:value-type="string">
            <text:p text:style-name="P5"/>
          </table:table-cell>
          <table:table-cell table:style-name="Table1.E2" office:value-type="string">
            <text:p text:style-name="P5"/>
          </table:table-cell>
          <table:table-cell table:style-name="Table1.A2" office:value-type="string">
            <text:p text:style-name="P9"/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13"><text:span text:style-name="T2">Verbal Cue</text:span></text:p>
          </table:table-cell>
          <table:table-cell table:style-name="Table2.A1" office:value-type="string">
            <text:p text:style-name="P13"><text:span text:style-name="T1">Penalty Class</text:span></text:p>
          </table:table-cell>
          <table:table-cell table:style-name="Table2.A1" office:value-type="string">
            <text:p text:style-name="P13"><text:span text:style-name="T1">Code</text:span></text:p>
          </table:table-cell>
          <table:table-cell table:style-name="Table2.D1" table:number-rows-spanned="24" office:value-type="string">
            <text:p text:style-name="P15"/>
          </table:table-cell>
          <table:table-cell table:style-name="Table2.E1" office:value-type="string">
            <text:p text:style-name="P15">Verbal Cue</text:p>
          </table:table-cell>
          <table:table-cell table:style-name="Table2.E1" office:value-type="string">
            <text:p text:style-name="P15">Penalty Class</text:p>
          </table:table-cell>
          <table:table-cell table:style-name="Table2.A1" office:value-type="string">
            <text:p text:style-name="P15">Code</text:p>
          </table:table-cell>
        </table:table-row>
        <table:table-row table:style-name="Table2.1">
          <table:table-cell table:style-name="Table2.A2" office:value-type="string">
            <text:p text:style-name="P4"><text:span text:style-name="T1">High Block</text:span></text:p>
          </table:table-cell>
          <table:table-cell table:style-name="Table2.A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A</text:span></text:p>
          </table:table-cell>
          <table:covered-table-cell/>
          <table:table-cell table:style-name="Table2.E2" office:value-type="string">
            <text:p text:style-name="P4"><text:span text:style-name="T1">Illegal Re-entry</text:span></text:p>
          </table:table-cell>
          <table:table-cell table:style-name="Table2.E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Back Block</text:span></text:p>
          </table:table-cell>
          <table:table-cell table:style-name="Table2.A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B</text:span></text:p>
          </table:table-cell>
          <table:covered-table-cell/>
          <table:table-cell table:style-name="Table2.E2" office:value-type="string">
            <text:p text:style-name="P4"><text:span text:style-name="T1">Interference</text:span></text:p>
          </table:table-cell>
          <table:table-cell table:style-name="Table2.E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Clockwise Assist</text:span></text:p>
          </table:table-cell>
          <table:table-cell table:style-name="Table2.A2" office:value-type="string">
            <text:p text:style-name="P4"><text:span text:style-name="T1">Direction of Gameplay</text:span></text:p>
          </table:table-cell>
          <table:table-cell table:style-name="Table2.A2" office:value-type="string">
            <text:p text:style-name="P8"><text:span text:style-name="T1">C</text:span></text:p>
          </table:table-cell>
          <table:covered-table-cell/>
          <table:table-cell table:style-name="Table2.E2" office:value-type="string">
            <text:p text:style-name="P4"><text:span text:style-name="T1">Penalty Box Violation</text:span></text:p>
          </table:table-cell>
          <table:table-cell table:style-name="Table2.E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Clockwise Block</text:span></text:p>
          </table:table-cell>
          <table:table-cell table:style-name="Table2.A2" office:value-type="string">
            <text:p text:style-name="P4"><text:span text:style-name="T1">Direction of Gameplay</text:span></text:p>
          </table:table-cell>
          <table:table-cell table:style-name="Table2.A2" office:value-type="string">
            <text:p text:style-name="P8"><text:span text:style-name="T1">C</text:span></text:p>
          </table:table-cell>
          <table:covered-table-cell/>
          <table:table-cell table:style-name="Table2.E2" office:value-type="string">
            <text:p text:style-name="P4"><text:span text:style-name="T1">Stalling</text:span></text:p>
          </table:table-cell>
          <table:table-cell table:style-name="Table2.E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Stopped Assist</text:span></text:p>
          </table:table-cell>
          <table:table-cell table:style-name="Table2.A2" office:value-type="string">
            <text:p text:style-name="P4"><text:span text:style-name="T1">Direction of Gameplay</text:span></text:p>
          </table:table-cell>
          <table:table-cell table:style-name="Table2.A2" office:value-type="string">
            <text:p text:style-name="P8"><text:span text:style-name="T1">C</text:span></text:p>
          </table:table-cell>
          <table:covered-table-cell/>
          <table:table-cell table:style-name="Table2.E2" office:value-type="string">
            <text:p text:style-name="P6">Star Pass Interference</text:p>
          </table:table-cell>
          <table:table-cell table:style-name="Table2.E2" office:value-type="string">
            <text:p text:style-name="P6">Illegal Procedure</text:p>
          </table:table-cell>
          <table:table-cell table:style-name="Table2.A2" office:value-type="string">
            <text:p text:style-name="P10">I</text:p>
          </table:table-cell>
        </table:table-row>
        <table:table-row table:style-name="Table2.1">
          <table:table-cell table:style-name="Table2.A2" office:value-type="string">
            <text:p text:style-name="P4"><text:span text:style-name="T1">Stopped Block</text:span></text:p>
          </table:table-cell>
          <table:table-cell table:style-name="Table2.A2" office:value-type="string">
            <text:p text:style-name="P4"><text:span text:style-name="T1">Direction of Gameplay</text:span></text:p>
          </table:table-cell>
          <table:table-cell table:style-name="Table2.A2" office:value-type="string">
            <text:p text:style-name="P8"><text:span text:style-name="T1">C</text:span></text:p>
          </table:table-cell>
          <table:covered-table-cell/>
          <table:table-cell table:style-name="Table2.E2" office:value-type="string">
            <text:p text:style-name="P4"><text:span text:style-name="T1">Star Pass Violation</text:span></text:p>
          </table:table-cell>
          <table:table-cell table:style-name="Table2.E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2">Elbows</text:span></text:p>
          </table:table-cell>
          <table:table-cell table:style-name="Table2.A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E</text:span></text:p>
          </table:table-cell>
          <table:covered-table-cell/>
          <table:table-cell table:style-name="Table2.E2" office:value-type="string">
            <text:p text:style-name="P4"><text:span text:style-name="T1">Too Many Skaters</text:span></text:p>
          </table:table-cell>
          <table:table-cell table:style-name="Table2.E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2">Forearms</text:span></text:p>
          </table:table-cell>
          <table:table-cell table:style-name="Table2.A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F</text:span></text:p>
          </table:table-cell>
          <table:covered-table-cell/>
          <table:table-cell table:style-name="Table2.E2" office:value-type="string">
            <text:p text:style-name="P4"><text:span text:style-name="T1">Uniform Violation</text:span></text:p>
          </table:table-cell>
          <table:table-cell table:style-name="Table2.E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</table:table-row>
        <table:table-row table:style-name="Table2.1">
          <table:table-cell table:style-name="Table2.A2" office:value-type="string">
            <text:p text:style-name="P6">Blocking While Down</text:p>
          </table:table-cell>
          <table:table-cell table:style-name="Table2.A2" office:value-type="string">
            <text:p text:style-name="P6">Misconduct</text:p>
          </table:table-cell>
          <table:table-cell table:style-name="Table2.A2" office:value-type="string">
            <text:p text:style-name="P11">G</text:p>
          </table:table-cell>
          <table:covered-table-cell/>
          <table:table-cell table:style-name="Table2.E2" office:value-type="string">
            <text:p text:style-name="P4"><text:span text:style-name="T2">Low Block</text:span></text:p>
          </table:table-cell>
          <table:table-cell table:style-name="Table2.E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L</text:span></text:p>
          </table:table-cell>
        </table:table-row>
        <table:table-row table:style-name="Table2.1">
          <table:table-cell table:style-name="Table2.A2" office:value-type="string">
            <text:p text:style-name="P6">Charging</text:p>
          </table:table-cell>
          <table:table-cell table:style-name="Table2.A2" office:value-type="string">
            <text:p text:style-name="P6">Misconduct</text:p>
          </table:table-cell>
          <table:table-cell table:style-name="Table2.A2" office:value-type="string">
            <text:p text:style-name="P10">G</text:p>
          </table:table-cell>
          <table:covered-table-cell/>
          <table:table-cell table:style-name="Table2.E2" office:value-type="string">
            <text:p text:style-name="P4"><text:span text:style-name="T1">Multi-Player Block</text:span></text:p>
          </table:table-cell>
          <table:table-cell table:style-name="Table2.E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M</text:span></text:p>
          </table:table-cell>
        </table:table-row>
        <table:table-row table:style-name="Table2.1">
          <table:table-cell table:style-name="Table2.A2" office:value-type="string">
            <text:p text:style-name="P6">Early Hit</text:p>
          </table:table-cell>
          <table:table-cell table:style-name="Table2.A2" office:value-type="string">
            <text:p text:style-name="P6">Misconduct</text:p>
          </table:table-cell>
          <table:table-cell table:style-name="Table2.A2" office:value-type="string">
            <text:p text:style-name="P10">G</text:p>
          </table:table-cell>
          <table:covered-table-cell/>
          <table:table-cell table:style-name="Table2.E2" office:value-type="string">
            <text:p text:style-name="P4"><text:span text:style-name="T1">Insubordination</text:span></text:p>
          </table:table-cell>
          <table:table-cell table:style-name="Table2.E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N</text:span></text:p>
          </table:table-cell>
        </table:table-row>
        <table:table-row table:style-name="Table2.1">
          <table:table-cell table:style-name="Table2.A2" office:value-type="string">
            <text:p text:style-name="P6">Embellishment</text:p>
          </table:table-cell>
          <table:table-cell table:style-name="Table2.A2" office:value-type="string">
            <text:p text:style-name="P6">Misconduct</text:p>
          </table:table-cell>
          <table:table-cell table:style-name="Table2.A2" office:value-type="string">
            <text:p text:style-name="P10">G</text:p>
          </table:table-cell>
          <table:covered-table-cell/>
          <table:table-cell table:style-name="Table2.E2" office:value-type="string">
            <text:p text:style-name="P4"><text:span text:style-name="T1">Out of Bounds Assist</text:span></text:p>
          </table:table-cell>
          <table:table-cell table:style-name="Table2.E2" office:value-type="string">
            <text:p text:style-name="P4"><text:span text:style-name="T1">Out of Bounds</text:span></text:p>
          </table:table-cell>
          <table:table-cell table:style-name="Table2.A2" office:value-type="string">
            <text:p text:style-name="P8"><text:span text:style-name="T1">O</text:span></text:p>
          </table:table-cell>
        </table:table-row>
        <table:table-row table:style-name="Table2.1">
          <table:table-cell table:style-name="Table2.A2" office:value-type="string">
            <text:p text:style-name="P6">Late Hit</text:p>
          </table:table-cell>
          <table:table-cell table:style-name="Table2.A2" office:value-type="string">
            <text:p text:style-name="P6">Misconduct</text:p>
          </table:table-cell>
          <table:table-cell table:style-name="Table2.A2" office:value-type="string">
            <text:p text:style-name="P10">G</text:p>
          </table:table-cell>
          <table:covered-table-cell/>
          <table:table-cell table:style-name="Table2.E2" office:value-type="string">
            <text:p text:style-name="P4"><text:span text:style-name="T1">Out of Bounds Block</text:span></text:p>
          </table:table-cell>
          <table:table-cell table:style-name="Table2.E2" office:value-type="string">
            <text:p text:style-name="P4"><text:span text:style-name="T1">Out of Bounds</text:span></text:p>
          </table:table-cell>
          <table:table-cell table:style-name="Table2.A2" office:value-type="string">
            <text:p text:style-name="P8"><text:span text:style-name="T1">O</text:span></text:p>
          </table:table-cell>
        </table:table-row>
        <table:table-row table:style-name="Table2.1">
          <table:table-cell table:style-name="Table2.A2" office:value-type="string">
            <text:p text:style-name="P6">Leaping Contact</text:p>
          </table:table-cell>
          <table:table-cell table:style-name="Table2.A2" office:value-type="string">
            <text:p text:style-name="P6">Misconduct</text:p>
          </table:table-cell>
          <table:table-cell table:style-name="Table2.A2" office:value-type="string">
            <text:p text:style-name="P10">G</text:p>
          </table:table-cell>
          <table:covered-table-cell/>
          <table:table-cell table:style-name="Table2.E2" office:value-type="string">
            <text:p text:style-name="P4"><text:span text:style-name="T1">Destroying the Pack</text:span></text:p>
          </table:table-cell>
          <table:table-cell table:style-name="Table2.E2" office:value-type="string">
            <text:p text:style-name="P4"><text:span text:style-name="T1">Out of Play</text:span></text:p>
          </table:table-cell>
          <table:table-cell table:style-name="Table2.A2" office:value-type="string">
            <text:p text:style-name="P8"><text:span text:style-name="T1">P</text:span></text:p>
          </table:table-cell>
        </table:table-row>
        <table:table-row table:style-name="Table2.1">
          <table:table-cell table:style-name="Table2.A2" office:value-type="string">
            <text:p text:style-name="P6">Reckless Entry</text:p>
          </table:table-cell>
          <table:table-cell table:style-name="Table2.A2" office:value-type="string">
            <text:p text:style-name="P6">Misconduct</text:p>
          </table:table-cell>
          <table:table-cell table:style-name="Table2.A2" office:value-type="string">
            <text:p text:style-name="P10">G</text:p>
          </table:table-cell>
          <table:covered-table-cell/>
          <table:table-cell table:style-name="Table2.E2" office:value-type="string">
            <text:p text:style-name="P4"><text:span text:style-name="T1">Failure to Reform</text:span></text:p>
          </table:table-cell>
          <table:table-cell table:style-name="Table2.E2" office:value-type="string">
            <text:p text:style-name="P4"><text:span text:style-name="T1">Out of Play</text:span></text:p>
          </table:table-cell>
          <table:table-cell table:style-name="Table2.A2" office:value-type="string">
            <text:p text:style-name="P8"><text:span text:style-name="T1">P</text:span></text:p>
          </table:table-cell>
        </table:table-row>
        <table:table-row table:style-name="Table2.1">
          <table:table-cell table:style-name="Table2.A2" office:value-type="string">
            <text:p text:style-name="P6">Unsporting Conduct</text:p>
          </table:table-cell>
          <table:table-cell table:style-name="Table2.A2" office:value-type="string">
            <text:p text:style-name="P6">Misconduct</text:p>
          </table:table-cell>
          <table:table-cell table:style-name="Table2.A2" office:value-type="string">
            <text:p text:style-name="P10">G</text:p>
          </table:table-cell>
          <table:covered-table-cell/>
          <table:table-cell table:style-name="Table2.E2" office:value-type="string">
            <text:p text:style-name="P4"><text:span text:style-name="T1">Failure to Return</text:span></text:p>
          </table:table-cell>
          <table:table-cell table:style-name="Table2.E2" office:value-type="string">
            <text:p text:style-name="P4"><text:span text:style-name="T1">Out of Play</text:span></text:p>
          </table:table-cell>
          <table:table-cell table:style-name="Table2.A2" office:value-type="string">
            <text:p text:style-name="P8"><text:span text:style-name="T1">P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Blocking with the Head</text:span></text:p>
          </table:table-cell>
          <table:table-cell table:style-name="Table2.A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H</text:span></text:p>
          </table:table-cell>
          <table:covered-table-cell/>
          <table:table-cell table:style-name="Table2.E2" office:value-type="string">
            <text:p text:style-name="P4"><text:span text:style-name="T1">Illegal Return</text:span></text:p>
          </table:table-cell>
          <table:table-cell table:style-name="Table2.E2" office:value-type="string">
            <text:p text:style-name="P4"><text:span text:style-name="T1">Out of Play</text:span></text:p>
          </table:table-cell>
          <table:table-cell table:style-name="Table2.A2" office:value-type="string">
            <text:p text:style-name="P8"><text:span text:style-name="T1">P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Bench Staff Violation</text:span></text:p>
          </table:table-cell>
          <table:table-cell table:style-name="Table2.A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  <table:covered-table-cell/>
          <table:table-cell table:style-name="Table2.E2" office:value-type="string">
            <text:p text:style-name="P4"><text:span text:style-name="T1">Out of Play Assist</text:span></text:p>
          </table:table-cell>
          <table:table-cell table:style-name="Table2.E2" office:value-type="string">
            <text:p text:style-name="P4"><text:span text:style-name="T1">Out of Play</text:span></text:p>
          </table:table-cell>
          <table:table-cell table:style-name="Table2.A2" office:value-type="string">
            <text:p text:style-name="P8"><text:span text:style-name="T1">P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Equipment Violation</text:span></text:p>
          </table:table-cell>
          <table:table-cell table:style-name="Table2.A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  <table:covered-table-cell/>
          <table:table-cell table:style-name="Table2.E2" office:value-type="string">
            <text:p text:style-name="P4"><text:span text:style-name="T1">Out of Play Block</text:span></text:p>
          </table:table-cell>
          <table:table-cell table:style-name="Table2.E2" office:value-type="string">
            <text:p text:style-name="P4"><text:span text:style-name="T1">Out of Play</text:span></text:p>
          </table:table-cell>
          <table:table-cell table:style-name="Table2.A2" office:value-type="string">
            <text:p text:style-name="P8"><text:span text:style-name="T1">P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Failure to Yield</text:span></text:p>
          </table:table-cell>
          <table:table-cell table:style-name="Table2.A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  <table:covered-table-cell/>
          <table:table-cell table:style-name="Table2.E2" office:value-type="string">
            <text:p text:style-name="P4"><text:span text:style-name="T1">Skating Out of Bounds</text:span></text:p>
          </table:table-cell>
          <table:table-cell table:style-name="Table2.E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S</text:span></text:p>
          </table:table-cell>
        </table:table-row>
        <table:table-row table:style-name="Table2.1">
          <table:table-cell table:style-name="Table2.A2" office:value-type="string">
            <text:p text:style-name="P6">Game Interference</text:p>
          </table:table-cell>
          <table:table-cell table:style-name="Table2.A2" office:value-type="string">
            <text:p text:style-name="P6">Illegal Procedure</text:p>
          </table:table-cell>
          <table:table-cell table:style-name="Table2.A2" office:value-type="string">
            <text:p text:style-name="P10">I</text:p>
          </table:table-cell>
          <table:covered-table-cell/>
          <table:table-cell table:style-name="Table2.E2" office:value-type="string">
            <text:p text:style-name="P4"><text:span text:style-name="T1">Cutting</text:span></text:p>
          </table:table-cell>
          <table:table-cell table:style-name="Table2.E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X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Illegal Call-Off</text:span></text:p>
          </table:table-cell>
          <table:table-cell table:style-name="Table2.A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  <table:covered-table-cell/>
          <table:table-cell table:style-name="Table2.E2" office:value-type="string">
            <text:p text:style-name="P4"><text:span text:style-name="T1">Delay of Game</text:span></text:p>
          </table:table-cell>
          <table:table-cell table:style-name="Table2.E2" office:value-type="string">
            <text:p text:style-name="P4"><text:span text:style-name="T1"> </text:span></text:p>
          </table:table-cell>
          <table:table-cell table:style-name="Table2.A2" office:value-type="string">
            <text:p text:style-name="P8"><text:span text:style-name="T1">Z</text:span></text:p>
          </table:table-cell>
        </table:table-row>
        <table:table-row table:style-name="Table2.1">
          <table:table-cell table:style-name="Table2.A2" office:value-type="string">
            <text:p text:style-name="P4"><text:span text:style-name="T1">Illegal Positioning</text:span></text:p>
          </table:table-cell>
          <table:table-cell table:style-name="Table2.A2" office:value-type="string">
            <text:p text:style-name="P4"><text:span text:style-name="T1">Illegal Procedure</text:span></text:p>
          </table:table-cell>
          <table:table-cell table:style-name="Table2.A2" office:value-type="string">
            <text:p text:style-name="P8"><text:span text:style-name="T1">I</text:span></text:p>
          </table:table-cell>
          <table:covered-table-cell/>
          <table:table-cell table:style-name="Table2.E2" office:value-type="string">
            <text:p text:style-name="P4"><text:span text:style-name="T1"/></text:p>
          </table:table-cell>
          <table:table-cell table:style-name="Table2.E2" office:value-type="string">
            <text:p text:style-name="P4"><text:span text:style-name="T1"/></text:p>
          </table:table-cell>
          <table:table-cell table:style-name="Table2.A2" office:value-type="string">
            <text:p text:style-name="P8"><text:span text:style-name="T1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 Light1" svg:font-family="'Calibri Light'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officeooo:rsid="00032502" officeooo:paragraph-rsid="00032502" style:font-size-asian="14pt" style:font-weight-asian="bold" style:font-size-complex="14pt" style:font-weight-complex="bold"/>
    </style:style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WFTDA Verbal Cues and Penalty Codes Reference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wlett-Packard Company</meta:initial-creator>
    <meta:editing-cycles>6</meta:editing-cycles>
    <meta:creation-date>2015-07-30T02:47:00</meta:creation-date>
    <dc:date>2016-06-22T19:47:40.513000000</dc:date>
    <meta:editing-duration>PT37M2S</meta:editing-duration>
    <meta:generator>LibreOffice/5.1.3.2$Windows_x86 LibreOffice_project/644e4637d1d8544fd9f56425bd6cec110e49301b</meta:generator>
    <meta:document-statistic meta:table-count="2" meta:image-count="0" meta:object-count="0" meta:page-count="2" meta:paragraph-count="283" meta:word-count="471" meta:character-count="2615" meta:non-whitespace-character-count="2383"/>
    <meta:user-defined meta:name="AppVersion">14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